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.5pt" officeooo:rsid="000ba1f5" officeooo:paragraph-rsid="000ba1f5" style:font-size-asian="9.14999961853027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0.5pt" officeooo:rsid="000cfb47" officeooo:paragraph-rsid="000cfb47" style:font-size-asian="9.14999961853027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0.5pt" officeooo:rsid="000cfb47" officeooo:paragraph-rsid="000cfb47" style:font-size-asian="9.14999961853027pt" style:font-size-complex="10.5pt"/>
    </style:style>
    <style:style style:name="P4" style:family="paragraph" style:parent-style-name="Standard">
      <style:text-properties style:font-name="Ubuntu" fo:font-size="10.5pt" officeooo:rsid="000cfb47" officeooo:paragraph-rsid="000cfb47" style:font-size-asian="9.14999961853027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Nicholle Melissa Verdugo Gil</text:p>
      <text:p text:style-name="P1">Código: 12103024</text:p>
      <text:p text:style-name="P1"/>
      <text:p text:style-name="P2">PARCIAL 1</text:p>
      <text:p text:style-name="P2"/>
      <text:p text:style-name="P3">1. Sincronización de procesos</text:p>
      <text:p text:style-name="P3"/>
      <text:p text:style-name="P3">En el gráfico se puede observar que hay un puente y un flujo de coches. Los coches se pueden mover en ambos sentidos pero en un momento dado sólo pueden cruzar el puente en un sentido ya sea de izquierda a derecha o de derecha a izquierda.</text:p>
      <text:p text:style-name="P3"/>
      <text:p text:style-name="P4">El puente permite una capacidad máxima de 10 co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07:14:17.787142032</meta:creation-date>
    <dc:date>2016-04-04T07:33:11.598692078</dc:date>
    <meta:editing-duration>PT15M33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69" meta:character-count="381" meta:non-whitespace-character-count="318"/>
  </office:meta>
</office:document-meta>
</file>